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list-style-name="L3">
      <style:paragraph-properties fo:text-align="start" style:justify-single-word="false"/>
      <style:text-properties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2"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text-underline-style="none" fo:font-weight="bold" style:font-style-asian="normal" style:font-weight-asian="bold"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dacity P6: Data Visualization of U.S. Airline Arrival Delays</text:p>
      <text:p text:style-name="P3">Christopher Giler</text:p>
      <text:p text:style-name="P3">March 27, 2017</text:p>
      <text:p text:style-name="P4"/>
      <text:p text:style-name="P2">Summary</text:p>
      <text:list xml:id="list2117703762818393893" text:style-name="L1">
        <text:list-item>
          <text:p text:style-name="P7">Introduce data visualization</text:p>
        </text:list-item>
        <text:list-item>
          <text:p text:style-name="P7">Add context</text:p>
          <text:p text:style-name="P7"/>
        </text:list-item>
      </text:list>
      <text:p text:style-name="P2">Design</text:p>
      <text:list xml:id="list7491791322134759408" text:style-name="L2">
        <text:list-item>
          <text:p text:style-name="P8">Explain Design choices you made, including changes to visualization after collecting feedback</text:p>
        </text:list-item>
      </text:list>
      <text:p text:style-name="P5"><text:tab/><text:span text:style-name="T5">Version 1 – Tableau / Mock-up</text:span></text:p>
      <text:p text:style-name="P10"/>
      <text:p text:style-name="P10"><text:tab/>Version 2 – D3.js</text:p>
      <text:p text:style-name="P10"/>
      <text:p text:style-name="P10"><text:tab/>Version 3 – D3.js</text:p>
      <text:p text:style-name="P10"/>
      <text:p text:style-name="P10"><text:tab/>Version 4 – D3.js</text:p>
      <text:p text:style-name="P5"/>
      <text:p text:style-name="P5"/>
      <text:p text:style-name="P2">Feedback</text:p>
      <text:p text:style-name="P5"/>
      <text:p text:style-name="P5"><text:tab/><text:span text:style-name="T1">Feedback#1 – On Tableau Mock-up</text:span></text:p>
      <text:p text:style-name="P5"><text:span text:style-name="T3"><text:tab/><text:tab/></text:span><text:span text:style-name="T2">Me</text:span><text:span text:style-name="T1"><text:tab/></text:span></text:p>
      <text:p text:style-name="P11"/>
      <text:p text:style-name="P5"><text:span text:style-name="T3"><text:tab/><text:tab/></text:span><text:span text:style-name="T2">Explanation of what was changed</text:span></text:p>
      <text:p text:style-name="P6"/>
      <text:p text:style-name="P11"><text:tab/>Feedback #2 – On Version 2</text:p>
      <text:p text:style-name="P11"/>
      <text:p text:style-name="P11"><text:tab/><text:tab/></text:p>
      <text:p text:style-name="P11"/>
      <text:p text:style-name="P5"><text:span text:style-name="T1"><text:tab/><text:tab/></text:span><text:span text:style-name="T2">Explanation of what was changed</text:span></text:p>
      <text:p text:style-name="P6"/>
      <text:p text:style-name="P5"><text:tab/><text:span text:style-name="T1">Feedback #3 &amp; #4 – On Version 3</text:span></text:p>
      <text:p text:style-name="P11"/>
      <text:p text:style-name="P6"><text:tab/>For Delta Airlines, the points on the map for JFK and LGA need to be more distinguished. It would also be nice to be able to select/click on the line graph and have it choose that city (in addition to being able to choose the city from the map). I think it would also be good if when you click on a city, that data will be highlighted permanently until you click anywhere else on the screen. And during this, you could hold your cursor over the data points and get the actual numbers. I think it does a good job visualizing how flight delays change over time for each airline, and I really like the transition animations. </text:p>
      <text:p text:style-name="P6"/>
      <text:p text:style-name="P6"><text:tab/>The map view is nice to understand size and presence of each airline, and it's also nice that when hovering over a geo dot that it tells you the airport name. I enjoy the smooth transition of plot change when clicking on other airlines.There's a nice relationship between the plot and map views. I think the main takeaway from this visualization is to provide the customer with data to support the most reliable airline company. At first I didn't understand the types of delays, but that was solved with <text:soft-page-break/>the description button. As far as adding anything to it, it'd be cool to plot more than one airline so I can more directly compare airlines for a given airport. I'd also prefer that the y axis be in % rather than decimal for easier understanding</text:p>
      <text:p text:style-name="P5"/>
      <text:p text:style-name="P5"><text:span text:style-name="T1"><text:tab/><text:tab/></text:span><text:span text:style-name="T2">Explanation of what was changed</text:span></text:p>
      <text:p text:style-name="P5"/>
      <text:p text:style-name="P2">Resources</text:p>
      <text:list xml:id="list4971086407590086665" text:style-name="L3">
        <text:list-item>
          <text:p text:style-name="P9"><text:a xlink:type="simple" xlink:href="http://www.stackoverflow.com/" text:style-name="Internet_20_link" text:visited-style-name="Visited_20_Internet_20_Link">www.stackoverflow.com/</text:a> – Used for most debugging in code</text:p>
        </text:list-item>
        <text:list-item>
          <text:p text:style-name="P9"><text:a xlink:type="simple" xlink:href="http://www.bl.ocks.org/" text:style-name="Internet_20_link" text:visited-style-name="Visited_20_Internet_20_Link">www.bl.ocks.org/</text:a> - find some examples (tooltips, drawing a map)</text:p>
        </text:list-item>
        <text:list-item>
          <text:p text:style-name="P9"><text:a xlink:type="simple" xlink:href="http://www.gihub.com/" text:style-name="Internet_20_link" text:visited-style-name="Visited_20_Internet_20_Link">www.gihub.com/</text:a> - find source of mapping da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 Giler</meta:initial-creator>
    <meta:creation-date>2017-03-27T18:07:37</meta:creation-date>
    <dc:date>2017-03-29T18:18:52</dc:date>
    <dc:creator>Chris Giler</dc:creator>
    <meta:editing-duration>PT5H56M55S</meta:editing-duration>
    <meta:editing-cycles>4</meta:editing-cycles>
    <meta:generator>OpenOffice/4.1.1$Unix OpenOffice.org_project/411m6$Build-9775</meta:generator>
    <meta:document-statistic meta:table-count="0" meta:image-count="0" meta:object-count="0" meta:page-count="2" meta:paragraph-count="27" meta:word-count="371" meta:character-count="2077"/>
  </office:meta>
</office:document-meta>
</file>